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A7EF40EA.png" manifest:media-type="image/png"/>
  <manifest:file-entry manifest:full-path="Pictures/10000201000000AA000000A7DF3E96E7.png" manifest:media-type="image/png"/>
  <manifest:file-entry manifest:full-path="Pictures/1000020100000200000002004A5FEBBE.png" manifest:media-type="image/png"/>
  <manifest:file-entry manifest:full-path="Pictures/100002010000020000000200BFFE3E55.png" manifest:media-type="image/png"/>
  <manifest:file-entry manifest:full-path="Pictures/10000000000003F2000003FC7B4122A9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color="#2c001e" draw:textarea-vertical-align="middle" draw:color-mode="standard" draw:luminance="0%" draw:contrast="0%" draw:gamma="100%" draw:red="0%" draw:green="0%" draw:blue="0%" fo:clip="rect(3.003cm, 1.6cm, 2.6cm, 2.903cm)" draw:image-opacity="100%" style:mirror="none"/>
    </style:style>
    <style:style style:name="gr3" style:family="graphic" style:parent-style-name="Object_20_with_20_no_20_fill_20_and_20_no_20_line">
      <style:graphic-properties draw:stroke="solid" svg:stroke-color="#2c001e" draw:textarea-vertical-align="middle" draw:color-mode="standard" draw:luminance="0%" draw:contrast="0%" draw:gamma="100%" draw:red="0%" draw:green="0%" draw:blue="0%" fo:clip="rect(2.8cm, 2.2cm, 1.903cm, 3.303cm)" draw:image-opacity="100%" style:mirror="none"/>
    </style:style>
    <style:style style:name="gr4" style:family="graphic" style:parent-style-name="Object_20_with_20_no_20_fill_20_and_20_no_20_line">
      <style:graphic-properties draw:stroke="solid" svg:stroke-color="#2c001e" draw:textarea-vertical-align="middle" draw:color-mode="standard" draw:luminance="0%" draw:contrast="0%" draw:gamma="100%" draw:red="0%" draw:green="0%" draw:blue="0%" fo:clip="rect(2.426cm, 2.607cm, 2.417cm, 2.598cm)" draw:image-opacity="100%" style:mirror="none"/>
    </style:style>
    <style:style style:name="gr5" style:family="graphic" style:parent-style-name="standard">
      <style:graphic-properties svg:stroke-color="#2c001e" draw:fill="solid" draw:fill-color="#808080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svg:stroke-color="#2c001e" draw:fill="gradient" draw:fill-color="#333333" draw:fill-gradient-name="Tango_20_Gray" draw:opacity="100%" draw:opacity-name="Transparency_20_2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gr8" style:family="graphic" style:parent-style-name="standard">
      <style:graphic-properties svg:stroke-color="#2c001e" draw:fill="gradient" draw:fill-color="#729fcf" draw:fill-gradient-name="Tango_20_Gray" draw:opacity="20%" draw:textarea-horizontal-align="justify" draw:textarea-vertical-align="middle" draw:auto-grow-height="false" draw:shadow="hidden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cm" svg:height="3.9cm" svg:x="11cm" svg:y="1.6cm">
          <draw:image xlink:href="Pictures/10000000000003F2000003FC7B4122A9.png" xlink:type="simple" xlink:show="embed" xlink:actuate="onLoad">
            <text:p/>
          </draw:image>
        </draw:frame>
        <draw:frame draw:style-name="gr2" draw:text-style-name="P1" draw:layer="layout" svg:width="2.7cm" svg:height="2.7cm" svg:x="1.3cm" svg:y="1.7cm">
          <draw:image xlink:href="Pictures/1000020100000200000002004A5FEBBE.png" xlink:type="simple" xlink:show="embed" xlink:actuate="onLoad">
            <text:p/>
          </draw:image>
        </draw:frame>
        <draw:frame draw:style-name="gr3" draw:text-style-name="P1" draw:layer="layout" svg:width="2.7cm" svg:height="2.7cm" svg:x="2.4cm" svg:y="3.1cm">
          <draw:image xlink:href="Pictures/100002010000020000000200A7EF40EA.png" xlink:type="simple" xlink:show="embed" xlink:actuate="onLoad">
            <text:p/>
          </draw:image>
        </draw:frame>
        <draw:g>
          <draw:frame draw:style-name="gr4" draw:text-style-name="P1" draw:layer="layout" svg:width="2.7cm" svg:height="2.7cm" svg:x="3.4cm" svg:y="4.2cm">
            <draw:image xlink:href="Pictures/100002010000020000000200BFFE3E55.png" xlink:type="simple" xlink:show="embed" xlink:actuate="onLoad">
              <text:p/>
            </draw:image>
          </draw:frame>
        </draw:g>
        <draw:frame draw:style-name="gr1" draw:text-style-name="P1" draw:layer="layout" svg:width="2.617cm" svg:height="2.74cm" svg:x="8.183cm" svg:y="4.3cm">
          <draw:image xlink:href="Pictures/10000201000000AA000000A7DF3E96E7.png" xlink:type="simple" xlink:show="embed" xlink:actuate="onLoad">
            <text:p/>
          </draw:image>
        </draw:frame>
        <draw:custom-shape draw:style-name="gr5" draw:text-style-name="P1" draw:layer="layout" svg:width="2cm" svg:height="0.9cm" svg:x="6.2cm" svg:y="5.2cm">
          <text:p/>
          <draw:enhanced-geometry svg:viewBox="0 0 21600 21600" draw:text-areas="0 ?f0 ?f5 ?f2" draw:type="right-arrow" draw:modifiers="14498.474487112 7383.79578246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5cm" svg:height="0.9cm" svg:x="10.8cm" svg:y="5.3cm">
          <text:p/>
          <draw:enhanced-geometry svg:viewBox="0 0 21600 21600" draw:text-areas="0 ?f0 ?f5 ?f2" draw:type="right-arrow" draw:modifiers="18075.5848830234 6137.1809100998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2" draw:layer="layout" svg:width="3.5cm" svg:height="1.133cm" svg:x="15.6cm" svg:y="2.967cm">
          <draw:text-box>
            <text:p text:style-name="P2"><text:span text:style-name="T1">Decision</text:span></text:p>
            <text:p text:style-name="P2"><text:span text:style-name="T1"><text:s/></text:span><text:span text:style-name="T1">Neurons</text:span></text:p>
          </draw:text-box>
        </draw:frame>
        <draw:frame draw:style-name="gr7" draw:text-style-name="P3" draw:layer="layout" svg:width="3.5cm" svg:height="1.133cm" svg:x="7.6cm" svg:y="3.001cm">
          <draw:text-box>
            <text:p text:style-name="P2"><text:span text:style-name="T1">Input Neurons</text:span></text:p>
            <text:p text:style-name="P2"><text:span text:style-name="T1">(Poissonian)</text:span></text:p>
          </draw:text-box>
        </draw:frame>
        <draw:frame draw:style-name="gr7" draw:text-style-name="P2" draw:layer="layout" svg:width="3.5cm" svg:height="1.133cm" svg:x="5.4cm" svg:y="6cm">
          <draw:text-box>
            <text:p text:style-name="P2"><text:span text:style-name="T1">Fixed Connection</text:span></text:p>
          </draw:text-box>
        </draw:frame>
        <draw:path draw:style-name="gr8" draw:text-style-name="P1" draw:layer="layout" svg:width="3.004cm" svg:height="3.004cm" svg:x="15.8cm" svg:y="4cm" svg:viewBox="0 0 3005 3005" svg:d="M135 0c77 0 135 58 135 135s-58 135-135 135-135-58-135-135 58-135 135-135zM0 0zM270 270zM135 304c77 0 135 58 135 135s-58 135-135 135c-76 0-135-58-135-135s59-135 135-135zM0 304zM271 574zM135 608c77 0 135 58 135 135 0 76-58 135-135 135-76 0-135-59-135-135 0-77 59-135 135-135zM0 608zM271 878zM136 912c76 0 135 58 135 135 0 76-59 135-135 135-77 0-135-59-135-135 0-77 58-135 135-135zM1 912zM271 1182zM135 1215c77 0 135 59 135 135 0 77-58 135-135 135-76 0-135-58-135-135 0-76 59-135 135-135zM0 1215zM271 1485zM136 1519c76 0 135 59 135 135 0 77-59 135-135 135-77 0-135-58-135-135 0-76 58-135 135-135zM1 1519zM271 1790zM135 1823c77 0 135 58 135 135 0 76-58 135-135 135-76 0-135-59-135-135 0-77 59-135 135-135zM0 1823zM271 2093zM136 2127c76 0 135 58 135 135 0 76-59 135-135 135-77 0-135-59-135-135 0-77 58-135 135-135zM1 2127zM271 2397zM135 2430c77 0 135 58 135 135s-58 135-135 135c-76 0-135-58-135-135s59-135 135-135zM0 2430zM271 2700zM136 2734c76 0 135 58 135 135s-59 135-135 135c-77 0-135-58-135-135s58-135 135-135zM1 2734zM271 3004zM439 0c77 0 135 59 135 135 0 77-58 135-135 135s-135-58-135-135c0-76 58-135 135-135zM304 0zM574 271zM439 304c77 0 135 59 135 135 0 77-58 135-135 135-76 0-135-58-135-135 0-76 59-135 135-135zM304 304zM575 575zM439 608c77 0 135 58 135 135s-58 135-135 135c-76 0-135-58-135-135s59-135 135-135zM304 608zM575 878zM440 912c76 0 135 59 135 135 0 77-59 135-135 135-77 0-135-58-135-135 0-76 58-135 135-135zM305 912zM575 1182zM439 1215c77 0 135 59 135 135 0 77-58 135-135 135-76 0-135-58-135-135 0-76 59-135 135-135zM304 1215zM575 1486zM440 1520c76 0 135 58 135 135 0 76-59 135-135 135-77 0-135-59-135-135 0-77 58-135 135-135zM305 1520zM575 1790zM439 1823c77 0 135 58 135 135 0 76-58 135-135 135-76 0-135-59-135-135 0-77 59-135 135-135zM304 1823zM575 2093zM440 2127c76 0 135 58 135 135s-59 135-135 135c-77 0-135-58-135-135s58-135 135-135zM305 2127zM575 2397zM439 2430c77 0 135 59 135 135 0 77-58 135-135 135-76 0-135-58-135-135 0-76 59-135 135-135zM304 2430zM575 2701zM440 2734c76 0 135 59 135 135 0 77-59 135-135 135-77 0-135-58-135-135 0-76 58-135 135-135zM305 2734zM575 3005zM743 0c76 0 135 59 135 135 0 77-59 135-135 135-77 0-135-58-135-135 0-76 58-135 135-135zM608 0zM878 271zM743 304c77 0 135 59 135 135 0 77-58 135-135 135s-135-58-135-135c0-76 58-135 135-135zM608 304zM878 575zM743 608c77 0 135 58 135 135s-58 135-135 135-135-58-135-135 58-135 135-135zM608 608zM878 878zM743 912c77 0 135 59 135 135 0 77-58 135-135 135-76 0-135-58-135-135 0-76 59-135 135-135zM608 912zM879 1182zM743 1215c77 0 135 59 135 135 0 77-58 135-135 135s-135-58-135-135c0-76 58-135 135-135zM608 1215zM878 1486zM743 1520c77 0 135 58 135 135 0 76-58 135-135 135-76 0-135-59-135-135 0-77 59-135 135-135zM608 1520zM879 1790zM743 1823c77 0 135 58 135 135 0 76-58 135-135 135s-135-59-135-135c0-77 58-135 135-135zM608 1823zM878 2093zM743 2127c77 0 135 58 135 135s-58 135-135 135c-76 0-135-58-135-135s59-135 135-135zM608 2127zM879 2397zM743 2430c77 0 135 59 135 135 0 77-58 135-135 135s-135-58-135-135c0-76 58-135 135-135zM608 2430zM878 2701zM743 2734c77 0 135 59 135 135 0 77-58 135-135 135-76 0-135-58-135-135 0-76 59-135 135-135zM608 2734zM879 3005zM1046 0c77 0 135 59 135 135 0 77-58 135-135 135-76 0-135-58-135-135 0-76 59-135 135-135zM911 0zM1182 271zM1047 304c76 0 135 59 135 135 0 77-59 135-135 135-77 0-135-58-135-135 0-76 58-135 135-135zM912 304zM1182 575zM1047 608c76 0 135 58 135 135s-59 135-135 135c-77 0-135-58-135-135s58-135 135-135zM912 608zM1182 878zM1047 912c77 0 135 59 135 135 0 77-58 135-135 135-76 0-135-58-135-135 0-76 59-135 135-135zM912 912zM1182 1182zM1047 1215c76 0 135 59 135 135 0 77-59 135-135 135-77 0-135-58-135-135 0-76 58-135 135-135zM912 1215zM1182 1486zM1047 1520c77 0 135 58 135 135 0 76-58 135-135 135-76 0-135-59-135-135 0-77 59-135 135-135zM912 1520zM1182 1790zM1047 1823c76 0 135 58 135 135 0 76-59 135-135 135-77 0-135-59-135-135 0-77 58-135 135-135zM912 1823zM1182 2093zM1047 2127c77 0 135 58 135 135s-58 135-135 135c-76 0-135-58-135-135s59-135 135-135zM912 2127zM1182 2397zM1047 2430c76 0 135 59 135 135 0 77-59 135-135 135-77 0-135-58-135-135 0-76 58-135 135-135zM912 2430zM1182 2701zM1047 2734c77 0 135 59 135 135 0 77-58 135-135 135-76 0-135-58-135-135 0-76 59-135 135-135zM912 2734zM1182 3005zM1350 0c77 0 135 59 135 135 0 77-58 135-135 135-76 0-135-58-135-135 0-76 59-135 135-135zM1215 0zM1485 271zM1350 304c77 0 135 59 135 135 0 77-58 135-135 135-76 0-135-58-135-135 0-76 59-135 135-135zM1215 304zM1486 575zM1350 608c77 0 135 58 135 135s-58 135-135 135c-76 0-135-58-135-135s59-135 135-135zM1215 608zM1486 878zM1351 912c76 0 135 59 135 135 0 77-59 135-135 135-77 0-135-58-135-135 0-76 58-135 135-135zM1216 912zM1486 1182zM1350 1215c77 0 135 59 135 135 0 77-58 135-135 135-76 0-135-58-135-135 0-76 59-135 135-135zM1215 1215zM1486 1486zM1351 1520c76 0 135 58 135 135 0 76-59 135-135 135-77 0-135-59-135-135 0-77 58-135 135-135zM1216 1520zM1486 1790zM1350 1823c77 0 135 58 135 135 0 76-58 135-135 135-76 0-135-59-135-135 0-77 59-135 135-135zM1215 1823zM1486 2093zM1351 2127c76 0 135 58 135 135s-59 135-135 135c-77 0-135-58-135-135s58-135 135-135zM1216 2127zM1486 2397zM1350 2430c77 0 135 59 135 135 0 77-58 135-135 135-76 0-135-58-135-135 0-76 59-135 135-135zM1215 2430zM1486 2701zM1351 2734c76 0 135 59 135 135 0 77-59 135-135 135-77 0-135-58-135-135 0-76 58-135 135-135zM1216 2734zM1486 3005zM1654 0c76 0 135 59 135 135 0 77-59 135-135 135-77 0-135-58-135-135 0-76 58-135 135-135zM1519 0zM1789 271zM1654 304c77 0 135 59 135 135 0 77-58 135-135 135-76 0-135-58-135-135 0-76 59-135 135-135zM1519 304zM1790 575zM1654 608c77 0 135 58 135 135s-58 135-135 135c-76 0-135-58-135-135s59-135 135-135zM1519 608zM1790 878zM1655 912c76 0 135 59 135 135 0 77-59 135-135 135-77 0-135-58-135-135 0-76 58-135 135-135zM1520 912zM1790 1182zM1654 1215c77 0 135 59 135 135 0 77-58 135-135 135-76 0-135-58-135-135 0-76 59-135 135-135zM1519 1215zM1790 1486zM1655 1520c76 0 135 58 135 135 0 76-59 135-135 135-77 0-135-59-135-135 0-77 58-135 135-135zM1520 1520zM1790 1790zM1654 1823c77 0 135 58 135 135 0 76-58 135-135 135-76 0-135-59-135-135 0-77 59-135 135-135zM1519 1823zM1790 2093zM1655 2127c76 0 135 58 135 135s-59 135-135 135c-77 0-135-58-135-135s58-135 135-135zM1520 2127zM1790 2397zM1654 2430c77 0 135 59 135 135 0 77-58 135-135 135-76 0-135-58-135-135 0-76 59-135 135-135zM1519 2430zM1790 2701zM1655 2734c76 0 135 59 135 135 0 77-59 135-135 135-77 0-135-58-135-135 0-76 58-135 135-135zM1520 2734zM1790 3005zM1958 1c76 0 135 58 135 135 0 76-59 135-135 135-77 0-135-59-135-135 0-77 58-135 135-135zM1823 1zM2093 271zM1958 305c77 0 135 58 135 135 0 76-58 135-135 135-76 0-135-59-135-135 0-77 59-135 135-135zM1823 305zM2094 575zM1958 608c77 0 135 59 135 135 0 77-58 135-135 135-76 0-135-58-135-135 0-76 59-135 135-135zM1823 608zM2094 879zM1959 912c76 0 135 59 135 135 0 77-59 135-135 135-77 0-135-58-135-135 0-76 58-135 135-135zM1824 912zM2094 1183zM1958 1216c77 0 135 58 135 135 0 76-58 135-135 135-76 0-135-59-135-135 0-77 59-135 135-135zM1823 1216zM2094 1486zM1959 1520c76 0 135 58 135 135 0 76-59 135-135 135-77 0-135-59-135-135 0-77 58-135 135-135zM1824 1520zM2094 1790zM1958 1823c77 0 135 59 135 135 0 77-58 135-135 135-76 0-135-58-135-135 0-76 59-135 135-135zM1823 1823zM2094 2094zM1959 2127c76 0 135 59 135 135 0 77-59 135-135 135-77 0-135-58-135-135 0-76 58-135 135-135zM1824 2127zM2094 2398zM1958 2431c77 0 135 58 135 135 0 76-58 135-135 135-76 0-135-59-135-135 0-77 59-135 135-135zM1823 2431zM2094 2701zM1959 2735c76 0 135 58 135 135 0 76-59 135-135 135-77 0-135-59-135-135 0-77 58-135 135-135zM1824 2735zM2094 3005zM2262 1c76 0 135 58 135 135 0 76-59 135-135 135-77 0-135-59-135-135 0-77 58-135 135-135zM2127 1zM2397 271zM2262 305c77 0 135 58 135 135 0 76-58 135-135 135s-135-59-135-135c0-77 58-135 135-135zM2127 305zM2397 575zM2262 608c77 0 135 59 135 135 0 77-58 135-135 135s-135-58-135-135c0-76 58-135 135-135zM2127 608zM2397 879zM2262 912c77 0 135 59 135 135 0 77-58 135-135 135-76 0-135-58-135-135 0-76 59-135 135-135zM2127 912zM2398 1183zM2262 1216c77 0 135 58 135 135 0 76-58 135-135 135s-135-59-135-135c0-77 58-135 135-135zM2127 1216zM2397 1486zM2262 1520c77 0 135 58 135 135 0 76-58 135-135 135-76 0-135-59-135-135 0-77 59-135 135-135zM2127 1520zM2398 1790zM2262 1823c77 0 135 59 135 135 0 77-58 135-135 135s-135-58-135-135c0-76 58-135 135-135zM2127 1823zM2397 2094zM2262 2127c77 0 135 59 135 135 0 77-58 135-135 135-76 0-135-58-135-135 0-76 59-135 135-135zM2127 2127zM2398 2398zM2262 2431c77 0 135 58 135 135 0 76-58 135-135 135s-135-59-135-135c0-77 58-135 135-135zM2127 2431zM2397 2701zM2262 2735c77 0 135 58 135 135 0 76-58 135-135 135-76 0-135-59-135-135 0-77 59-135 135-135zM2127 2735zM2398 3005zM2565 1c77 0 135 58 135 135 0 76-58 135-135 135-76 0-135-59-135-135 0-77 59-135 135-135zM2430 1zM2701 271zM2566 305c76 0 135 58 135 135 0 76-59 135-135 135-77 0-135-59-135-135 0-77 58-135 135-135zM2431 305zM2701 575zM2566 608c76 0 135 59 135 135 0 77-59 135-135 135-77 0-135-58-135-135 0-76 58-135 135-135zM2431 608zM2701 879zM2566 912c77 0 135 59 135 135 0 77-58 135-135 135s-135-58-135-135c0-76 58-135 135-135zM2431 912zM2701 1183zM2566 1216c76 0 135 58 135 135 0 76-59 135-135 135-77 0-135-59-135-135 0-77 58-135 135-135zM2431 1216zM2701 1486zM2566 1520c77 0 135 58 135 135 0 76-58 135-135 135s-135-59-135-135c0-77 58-135 135-135zM2431 1520zM2701 1790zM2566 1823c76 0 135 59 135 135 0 77-59 135-135 135-77 0-135-58-135-135 0-76 58-135 135-135zM2431 1823zM2701 2094zM2566 2127c77 0 135 59 135 135 0 77-58 135-135 135s-135-58-135-135c0-76 58-135 135-135zM2431 2127zM2701 2398zM2566 2431c76 0 135 58 135 135 0 76-59 135-135 135-77 0-135-59-135-135 0-77 58-135 135-135zM2431 2431zM2701 2701zM2566 2735c77 0 135 58 135 135 0 76-58 135-135 135s-135-59-135-135c0-77 58-135 135-135zM2431 2735zM2701 3005zM2869 1c77 0 135 58 135 135 0 76-58 135-135 135s-135-59-135-135c0-77 58-135 135-135zM2734 1zM3004 271zM2869 305c77 0 135 58 135 135 0 76-58 135-135 135-76 0-135-59-135-135 0-77 59-135 135-135zM2734 305zM3005 575zM2869 608c77 0 135 59 135 135 0 77-58 135-135 135-76 0-135-58-135-135 0-76 59-135 135-135zM2734 608zM3005 879zM2870 912c76 0 135 59 135 135 0 77-59 135-135 135-77 0-135-58-135-135 0-76 58-135 135-135zM2735 912zM3005 1183zM2869 1216c77 0 135 58 135 135 0 76-58 135-135 135-76 0-135-59-135-135 0-77 59-135 135-135zM2734 1216zM3005 1486zM2870 1520c76 0 135 58 135 135 0 76-59 135-135 135-77 0-135-59-135-135 0-77 58-135 135-135zM2735 1520zM3005 1790zM2869 1823c77 0 135 59 135 135 0 77-58 135-135 135-76 0-135-58-135-135 0-76 59-135 135-135zM2734 1823zM3005 2094zM2870 2127c76 0 135 59 135 135 0 77-59 135-135 135-77 0-135-58-135-135 0-76 58-135 135-135zM2735 2127zM3005 2398zM2869 2431c77 0 135 58 135 135 0 76-58 135-135 135-76 0-135-59-135-135 0-77 59-135 135-135zM2734 2431zM3005 2701zM2870 2735c76 0 135 58 135 135 0 76-59 135-135 135-77 0-135-59-135-135 0-77 58-135 135-135zM2735 2735zM3005 3005z">
          <text:p/>
        </draw:path>
        <draw:frame draw:style-name="gr7" draw:text-style-name="P2" draw:layer="layout" svg:width="3.5cm" svg:height="1.133cm" svg:x="11.3cm" svg:y="6.001cm">
          <draw:text-box>
            <text:p text:style-name="P2"><text:span text:style-name="T1">Trained Connec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Tango_20_Gray" draw:display-name="Tango Gray" draw:style="linear" draw:start-color="#babdb6" draw:end-color="#555753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" draw:display-name="Transparency 2" draw:style="linear" draw:start="0%" draw:end="100%" draw:angle="1500" draw:border="3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opacity="100%" draw:fill-image-width="0cm" draw:fill-image-height="0cm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9T11:21:19.570080327</meta:creation-date>
    <dc:date>2015-07-09T13:01:59.012836208</dc:date>
    <meta:editing-duration>PT55M8S</meta:editing-duration>
    <meta:editing-cycles>2</meta:editing-cycles>
    <meta:generator>LibreOffice/4.2.8.2$Linux_X86_64 LibreOffice_project/420m0$Build-2</meta:generator>
    <meta:document-statistic meta:object-count="13"/>
  </office:meta>
</office:document-meta>
</file>